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67_873055836"/><text:bookmark text:name="__Fieldmark__58_3785887165"/><text:bookmark text:name="__Fieldmark__57_2867717601"/><text:bookmark text:name="__Fieldmark__216_888709815"/><text:bookmark text:name="__Fieldmark__80_4015563005"/><text:bookmark text:name="__Fieldmark__77_3709833866"/><text:bookmark text:name="__Fieldmark__557_2459670060"/><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92_873055836"/><text:bookmark text:name="__Fieldmark__77_3785887165"/><text:bookmark text:name="__Fieldmark__70_2867717601"/><text:bookmark text:name="__Fieldmark__228_888709815"/><text:bookmark text:name="__Fieldmark__90_4015563005"/><text:bookmark text:name="__Fieldmark__93_3709833866"/><text:bookmark text:name="__Fieldmark__579_2459670060"/><text:page-number text:select-page="current">0</text:page-number><text:page-count>1</text:page-count><text:table-formula text:formula="ooow:+1" style:data-style-name="N0"/><text:bookmark text:name="__Fieldmark__116_873055836"/><text:bookmark text:name="__Fieldmark__95_3785887165"/><text:bookmark text:name="__Fieldmark__82_2867717601"/><text:bookmark text:name="__Fieldmark__226_888709815"/><text:bookmark text:name="__Fieldmark__99_4015563005"/><text:bookmark text:name="__Fieldmark__108_3709833866"/><text:bookmark text:name="__Fieldmark__600_2459670060"/><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482</meta:editing-cycles>
    <meta:creation-date>2021-02-19T14:39:00</meta:creation-date>
    <dc:date>2026-01-16T14:55:21.027000000</dc:date>
    <dc:language>de-DE</dc:language>
    <meta:editing-duration>PT16H30M39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2" meta:word-count="6" meta:character-count="53" meta:non-whitespace-character-count="46"/>
    <meta:user-defined meta:name="AppVersion">16.0000</meta:user-defined>
    <meta:user-defined meta:name="CheckBoxSaveStr">D|8:Cb_SaveTemplateOnAccept=11:True|8:Cb_TemplateInFolderName=11:True|8:Cb_ResetParamsIfCancel=11:False|8:Cb_ResetParamsIfAccept=11:True|</meta:user-defined>
    <meta:user-defined meta:name="Company">msg systems ag</meta:user-defined>
    <meta:user-defined meta:name="CurrPars">A2|5|2|8:{{FIRMA}}|8:Testfirma des graueeeens &amp; Co.Kg|8:{{ORT}}|8:71237 Bad Klausenhausen|8:{{STRAßE}}|8:Wurststraßenplotterei 1524|8:{{STELLE}}|8:Wurstklausverkäufer|8:{{ANSPRECHPARTNER}}|8:Herr Peterberdn|</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Cb_ResetParamsIfAccept As Object
Dim	Cb_ResetParamsIfCancel As Object
Dim GeneratorDoc As Object
Dim CurrentTemplate As Object 
Dim oSFA As Object
Dim oDialogRunning As Boolean
Dim Init As Boolean
Dim oProps As Object 'UserProperties to save
Dim TempDic As Object
Dim CB_States As Object
Dim CurrPars() As String
Dim oParameterDataModel As Object


Sub StartUI()	
	Init = True
	InternalCall = Fals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oParameterDataModel = createUnoService( "com.sun.star.awt.grid.DefaultGridDataModel")
    Tbl_Parameter.Model.GridDataModel = oParameterDataModel
	Cb_SaveTemplateOnAccept = oDialog.getControl("Cb_SaveTemplateOnAccept") 
	Cb_TemplateInFolderName =  oDialog.getControl("Cb_TemplateInFolderName")
	Cb_ResetParamsIfAccept = oDialog.getControl("Cb_ResetParamsIfAccept") 
	Cb_ResetParamsIfCancel = oDialog.getControl("Cb_ResetParamsIfCancel") 
	CB_States = CreateObject("Scripting.Dictionary")
	
	'Presetting, will get overwritten in LoadCheckboxes!
	Cb_SaveTemplateOnAccept.State = True
	Cb_TemplateInFolderName.State = True
	Cb_ResetParamsIfAccept.State = False
	Cb_ResetParamsIfCancel.State = False
	
    oSFA = CreateUnoService("com.sun.star.ucb.SimpleFileAccess")
    
    LoadReplaceMarkers
	LoadCheckboxes
	If Not LoadTemplateFolders = 0 Then
		Init = False
		oDialog.setVisible(True)
		oDialogRunning = True
		Do While oDialogRunning
		    Wait 100
		Loop
	End If 'oDialog.setPropertyValue("AlwaysOnTop", True) 
	Init = False
End Sub

Sub CloseUI()
	oProps = Nothing
	TempDic = Nothing
	Cb_ResetParamsIfAccept = Nothing
	Cb_ResetParamsIfCancel = Nothing
	CB_States = Nothing
	Redim CurrPars(0,1)
	oParameterDataModel = Nothing
	Tbl_Parameter = Nothing
	ListBox_Templates = Nothing
	Cb_SaveTemplateOnAccept = Nothing
	Cb_TemplateInFolderName =  Nothing
	oSFA = Nothing
    oDialog.setVisible(False)
    oDialog = Nothing
    oDialogRunning = False
End Sub

Dim LastGridClick As Double
Dim LastCurRow As Integer

Sub GridClick()
	If LastGridClick = 0 Then
		LastCurRow = -5
	End If
	Dim NewStr As String, ValStr As String, KeyStr As String
	Dim CurRow As Integer, CurCol As Integer
	CurRow = Tbl_Parameter.CurrentRow
	CurCol = Tbl_Parameter.CurrentColumn
	If (CurCol = 0 And Timer - LastGridClick &lt; 0.1 And LastCurRow = CurRow) Or CurCol = 1 Then
		KeyStr = oParameterDataModel.getCellData(0, Tbl_Parameter.CurrentRow)
		ValStr = oParameterDataModel.getCellData(1, Tbl_Parameter.CurrentRow)
		If CurRow = 0 And CurCol = 0 Then
			MsgBox "Kann Placeholder '" &amp; KeyStr &amp; "' nicht bearbeiten, da dieser zur Generation des Speicherort-Foldernamens benötigt wird."
			Exit Sub
		End If
		If CurCol = 0 Then
			NewStr = GetUserStr("Placeholder '" &amp; KeyStr &amp; "' to: ", "Change Cell" , KeyStr)
		Else
			NewStr = GetUserStr("Change '" &amp; ValStr &amp; "' (from Placeholder '" &amp; KeyStr &amp; "') to: ", "Change Cell" , ValStr)
		End If
		
		If Not NewStr = "" Then
			If CurCol = 0 Then
				Dim i as Integer
				For i = LBound(CurrPars) To Ubound(CurrPars) - 1
					If Not i = CurRow And NewStr = CurrPars(i,0) Then
						i = -5
						Exit For
					End If
				Next i
				If i = -5 Then
					MsgBox "Placeholder: ' " &amp; NewStr &amp; "' bereits vorhanden!"
					Exit Sub
				End If
			End If
			CurrPars(CurRow, CurCol) = NewStr
			oProps.CurrPars = SerArray2D(CurrPars)
			ReloadTableFrom2DArray
		End If
	End If
	LastCurRow = CurRow
	LastGridClick = Timer
End Sub

Sub GridAdd()
	Dim NewStr As String
	NewStr = GetUserStr("Bitte Placeholder eingeben:", "Add Placeholder" , "")
	If Not NewStr = "" Then
		Dim i as Integer
		For i = LBound(CurrPars) To Ubound(CurrPars)
			If NewStr = CurrPars(i,0) Then
				i = -5
				Exit For
			End If
		Next i
		If i = -5 Then
			MsgBox "Placeholder: ' " &amp; NewStr &amp; "' bereits vorhanden!"
			Exit Sub
		End If
		CurrPars = RealRedimPreserve2D(CurrPars, 0, UBound(CurrPars,1) + 1, 0, UBound(CurrPars,2))
		CurrPars(UBound(CurrPars), 0) = NewStr
		oProps.CurrPars = SerArray2D(CurrPars)
		ReloadTableFrom2DArray
		Tbl_Parameter.selectRow(UBound(CurrPars))
		LastCurRow = UBound(CurrPars)
	End If
End Sub

Dim LastRemoveGridClick As Double
Sub GridRemove()
	If Timer - LastRemoveGridClick &lt; 0.1 Then
		Dim CurRow As Integer, CurKey As String
		CurRow = Tbl_Parameter.CurrentRow
		CurKey = oParameterDataModel.getCellData(0, CurRow)
		If Not CurRow &lt; 0 Then
			If CurRow = 0 Then
				MsgBox "Kann Placeholder '" &amp; CurrPars(CurRow,0) &amp; "' nicht löschen, da er zum Generation des Speicherort-Foldernamens benötigt wird."
				Exit Sub
			End If
			CurrPars = RemoveRow2DArray(CurrPars, CurRow)
			oProps.CurrPars = SerArray2D(CurrPars)
			ReloadTableFrom2DArray
			MsgBox "Placeholder: ' " &amp; CurKey &amp; "' wurde gelöscht!"
		End If 
	End If
	LastRemoveGridClick = Timer
End Sub



Function LoadReplaceMarkers() As Boolean
	If HasProp("CurrPars") Then
	    CurrPars = DeArray2D(oProps.CurrPars)
	Else
		ReDim CurrPars(0 To 3, 0 To 1)
	    CurrPars(0,0) = "{{FIRMA}}"
	    CurrPars(1,0) = "{{ORT}}"
	    CurrPars(2,0) = "{{STRAßE}}"
	    CurrPars(3,0) = "{{STELLE}}"
	    'oProps.CurrPars = SerArray2D(CurrPars)
	    oProps.addProperty("CurrPars", 0, SerArray2D(CurrPars))
	End If
	'Tbl_Parameter.clear()
	ReloadTableFrom2DArray
End Function

Function LoadCheckboxes() As Boolean
	Dim oCtrl As Object, i As Long
	Dim oCtrls As Variant
	If HasProp("CheckBoxSaveStr") Then
	    CB_States = DeDict(oProps.CheckBoxSaveStr)
	Else
		oCtrls = oDialog.getControls()
		For i = LBound(oCtrls) To UBound(oCtrls)
		    oCtrl = oCtrls(i)
		    ' Prüfen ob Checkbox/OptionButton
		    If InStr(oCtrl.ImplementationName, "UnoRadioButtonControl") &gt; 0 Then
		    	Dim sad As String, ad As Integer
		        CB_States.Add oCtrl.Model.Name, oCtrl.State
		    End If
		Next i
		
	    'oProps.CheckBoxSaveStr = SerDict(CB_States)
	    oProps.addProperty("CheckBoxSaveStr", 0, SerDict(CB_States))
	End If
	'Tbl_Parameter.clear()
	Dim k
	For Each k In CB_States.Keys
	    oDialog.getControl(k).State = CB_States.Item(k)
	Next k
End Function

Sub ReloadTableFrom2DArray() 
	Dim i As Long, v
	v = CurrPars

    ' Table vorbereiten
    If Tbl_Parameter.Model.ColumnModel.ColumnCount = 0 Then
	    Dim TCol
	    TCol = Tbl_Parameter.Model.ColumnModel.CreateColumn()
	    TCol.Title = "Von"
	    TCol.MaxWidth = Tbl_Parameter.Size.Width / 4
	    Tbl_Parameter.Model.ColumnModel.AddColumn(TCol)
	    
	    TCol = Tbl_Parameter.Model.ColumnModel.CreateColumn()
	    TCol.Title = "Zu"
	    TCol.MaxWidth = Tbl_Parameter.Size.Width / 4
	    Tbl_Parameter.Model.ColumnModel.AddColumn(TCol)
	End If
    
   	Do While oParameterDataModel.RowCount &gt; 0
   		oParameterDataModel.removeRow(0)
   	Loop
	'first parameter is for header title if row header exists, else put empty string
	For i = LBound(v) To UBound(v)
		oParameterDataModel.addRow ( i+1, Array( v(i,0), v(i,1)) )
	Next i
	Tbl_Parameter.Visible = False
	Tbl_Parameter.Visible = True
End Sub

Function HasProp(sName As String) As Boolean
    On Error Resume Next
    HasProp = oProps.PropertySetInfo.hasPropertyByName(sName)
    If Not Err = 0 Then
    	HasProp = False
    End If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i As Long
    For i = LBound(aFiles) To UBound(aFiles)
        Dim sName As String
        sName = GetFileName(aFiles(i))

        If InStr(sName, "01_") = 1 And Right(sName, Len("_Anschreiben.odt")) = "_Anschreiben.odt" Then has01 = True
    Next i

    IsValidTemplateFolder = has01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Dim i As Integer
    
    For i = LBound(CurrPars) To UBound(CurrPars)
    	oDoc.CurrentController.getViewCursor()
	    Set oSearch = oDoc.createSearchDescriptor()
	    oSearch.SearchString = Currpars(i,0)
	    oSearch.ReplaceString = Currpars(i,1)
		oDoc.replaceAll(oSearch)
    Next i
    ReplaceInShapes oDoc
End Sub

Sub ReplaceInShapes(oDoc As Object)

    Dim i As Long, j As Long, k As Long
    Dim oPage As Object, oShape As Object, oFound As Object
    Dim sShapeText As String, oSearch As Object

    For i = 0 To oDoc.DrawPages.Count - 1
        oPage = oDoc.DrawPages.getByIndex(i)

        For j = 0 To oPage.Count - 1
            oShape = oPage.getByIndex(j)

            If oShape.supportsService("com.sun.star.drawing.Text") Then
            	sShapeText = oShape.Text.String
                For k = LBound(CurrPars) To UBound(CurrPars)
                    sShapeText = Replace(sShapeText, CurrPars(k,0), CurrPars(k,1))
                Next k
                oShape.Text.String = sShapeText
            End If

        Next j
    Next i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Dim CompanyName As String
	CreateBewerbung = ""
    CompanyName = CurrPars(0,1)
    If CompanyName = "" Then
    	MsgBox "Kann Bewerbung nicht generieren - Placeholder '" &amp; CurrPars(0,0) &amp; "' hat keinen Wert - dieser wird zur Generation des Speicherort-Ordnernamens benötigt."
    	Tbl_Parameter.selectRow(0)
    	Exit Function
    End If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sDocURL = GeneratorDoc.getURL()
    sBasePath = GetFolderURL(sDocURL)
    sGeneratedPath = sBasePath &amp; "/Generated"
    If Not oSFA.exists(sGeneratedPath) Then oSFA.createFolder(sGeneratedPath)
    
    Dim sTargetFolder As String
    
    Dim FolderStr As String
    If Cb_TemplateInFolderName.State = True Then
    	FolderStr = GetFolderName(SourceFolderURL) &amp; "-" &amp; CompanyName
    Else
    	FolderStr = CompanyName
    End If
    sTargetFolder = sGeneratedPath &amp; "/" &amp; FolderStr
    sTargetFolder = ConvertToURL(sTargetFolder)
    If Not oSFA.exists(sTargetFolder) Then oSFA.createFolder(sTargetFolder)
    
    Dim sAnschreibenURL As String
    Dim CurURL As String
    Dim i As Long
    Dim oAnschreiben As Object
    Dim CurTemplURL As String
    CurTemplURL = CurrentTemplate.getURL()
    
    ' Anschreiben finden und kopieren
    For i = LBound(aFiles) To UBound(aFiles)
    	If Not InStr(aFiles(i), "~lock") &gt; 0 Then
    		CurURL = sTargetFolder &amp; "/" &amp; GetFileName(aFiles(i))
	        If Not aFiles(i) = CurTemplURL Then	            
	            oSFA.copy(aFiles(i), CurURL, Array(MakePropertyValue("Overwrite", True)))
	        Else
	        	sAnschreibenURL = CurURL
	        	Dim CurOpenDoc As Object
	        	CurOpenDoc = GetDocFromURL(CurURL)
	        	If Not CurOpenDoc Is Nothing Then
	        		CloseDOC CurOpenDoc
	        	End If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Set GetDocFromURL = Nothing
	URL = Replace(URL, "file:///", "")
	Dim oDoc As Object
	For Each oDoc In StarDesktop.Components
		'MsgBox oDoc.URL &amp; vbCrLf &amp; URL
		If InStr(oDoc.URL, URL) &gt; 0 Then 
			Set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lseIf sCreatedBewerbungFolderURL = "" Then
		Exit Sub
	End If
	MsgBox "Erfolgreich generierte Bewerbung unter '" &amp; Replace(sCreatedBewerbungFolderURL, "file:///","") &amp; "' gespeichert und zum Bearbeiten geöffnet!"
	Dim SelDoc As Object
	SelDoc = GetDocFromURL(sCreatedBewerbungFolderURL)
	SelDoc.CurrentController.Frame.ContainerWindow.setFocus()
	If Cb_ResetParamsIfAccept.State = True Then
		ResetParamValues
	End If
	'OpenDoc sCreatedBewerbungFolderURL, False, True
End Sub

Sub CancelPressed()
	If Cb_SaveTemplateOnAccept.State = True Then
		SaveCurrentDOC
	End If
	If Cb_ResetParamsIfCancel.State = True Then
		ResetParamValues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CurrentTemplate = Nothing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GetDocFromURL(gTemplateFolderURLs(ListBox_Templates.selectedItemPos()) &amp; "/01_")
			If CurrentTemplate Is Nothing Then
				CurrentTemplate = SwitchOpenDoc(CurrentTemplate, GetFile(gTemplateFolderURLs(ListBox_Templates.selectedItemPos()), "_Anschreiben.odt"), Cb_SaveTemplateOnAccept.State = True, False, True)
			End If
			oDialog.getPeer().toFront()
		End If
	End If
	fLastSelectionChange = Timer
End Sub

Dim tLastListBoxClick As Double
Sub TemplateClicked()
	If Timer - tLastListBoxClick &lt; 0.1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1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i as Integer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Array2D(a)
    Dim r As Long, c As Long
    Dim rL As Long, rU As Long
    Dim cL As Long, cU As Long
    Dim s As String

    rL = LBound(a, 1)
    rU = UBound(a, 1)
    cL = LBound(a, 2)
    cU = UBound(a, 2)

    s = "A2|" &amp; (rU - rL + 1) &amp; "|" &amp; (cU - cL + 1) &amp; "|"

    For r = rL To rU
        For c = cL To cU
            s = s &amp; SerPrim(a(r, c)) &amp; "|"
        Next c
    Next r

    SerArray2D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Array2D(s)
    Dim p(), a()
    Dim rows As Long, cols As Long
    Dim r As Long, c As Long
    Dim i As Long, idx As Long

    p = Split(s, "|")

    If p(0) &lt;&gt; "A2" Then Err.Raise 5, , "Kein 2D-Array"

    rows = CLng(p(1))
    cols = CLng(p(2))

    ReDim a(0 To rows - 1, 0 To cols - 1)

    idx = 3
    For r = 0 To rows - 1
        For c = 0 To cols - 1
            a(r, c) = DePrim(p(idx))
            idx = idx + 1
        Next c
    Next r

    DeArray2D = a
End Function

Function DeDict(s) As Object
    Dim d As Object
    Dim p()
    Dim kv() As String
    Dim i As Long
    Dim m As String
    m = Mid(s, 3)
    d = CreateObject("Scripting.Dictionary")
    p = Split(Mid(s, 3), "|")
    For i = 0 To UBound(p) - 1
        kv = Split(p(i), "=")
        d.Add DePrim(kv(0)), DePrim(kv(1))
    Next
    DeDict = d
    TempDic = d
End Function

Function DictTo2DArray(d As Object) As Variant
    Dim a(), i As Long, k As Variant
    ReDim a(0 To d.Count - 1, 0 To 1)
    i = 0
    For Each k In d.Keys
        a(i, 0) = k       ' Key
        a(i, 1) = d.Item(k) ' Value
        i = i + 1
    Next
    DictTo2DArray = a
End Function

Function RemoveRow2DArray(v, rowToRemove As Long)
    Dim rows As Long, cols As Long
    rows = UBound(v,1)
    cols = UBound(v,2)

    Dim nv()
    ReDim nv(rows-1, cols)

    Dim r As Long, c As Long, nr As Long
    nr = 0

    For r = 0 To rows
        If r &lt;&gt; rowToRemove Then
            For c = 0 To cols
                nv(nr, c) = v(r, c)
            Next c
            nr = nr + 1
        End If
    Next r

    RemoveRow2DArray = nv
End Function

Function RealRedimPreserve2D(Arr, lDim1 As integer, uDim1 As Integer, lDim2 As Integer, uDim2 As Integer)
	Dim NewArr(), i As Integer, j As Integer
	Redim NewArr(lDim1 To uDim1, lDim2 To uDim2)
	For i = lDim1 To uDim1
		For j = lDim2 To uDim2
			If Not i &gt; UBound(Arr,1) Then
				If Not j &gt; UBound(Arr,2) Then
					NewArr(i, j) = Arr(i, j)
				End If
			End If
		Next j
	Next i
	RealRedimPreserve2D = NewArr
End Function

Dim InternalCall As Boolean
Sub Cb_SaveTemplateOnAccept_Clicked()
	If InternalCall = False Then
		InternalCall = True
		UpdateCB_States "Cb_SaveTemplateOnAccept"
		InternalCall = False
	Else
		oDialog.getControl("Cb_SaveTemplateOnAccept").State = CB_States.Item("Cb_SaveTemplateOnAccept")
	End If
End Sub

Sub Cb_TemplateInFolderName_Clicked()
	If InternalCall = False Then
		InternalCall = True
		UpdateCB_States "Cb_TemplateInFolderName"
		InternalCall = False
	Else
		oDialog.getControl("Cb_TemplateInFolderName").State = CB_States.Item("Cb_TemplateInFolderName")
	End If
End Sub

Sub	Cb_AkzeptResetParameter_Clicked()
	If InternalCall = False Then
		InternalCall = True
		UpdateCB_States "Cb_ResetParamsIfAccept"
		InternalCall = False
	Else
		oDialog.getControl("Cb_ResetParamsIfAccept").State = CB_States.Item("Cb_ResetParamsIfAccept")
	End If
End Sub


Sub	Cb_KenzlResetParameter_Clicked()
	If InternalCall = False Then
		InternalCall = True
		UpdateCB_States "Cb_ResetParamsIfCancel"
		InternalCall = False
	Else
		oDialog.getControl("Cb_ResetParamsIfCancel").State = CB_States.Item("Cb_ResetParamsIfCancel")
	End If
End Sub

Sub UpdateCB_States(ToSwitchCB As String)	
	Dim k, i As Integer, CurCtrl As Object, AllKeys
	AllKeys = CB_States.Keys
	For Each k In AllKeys
		Dim CurItemState As Boolean
		CurItemState = CB_States.Item(k)
		CurCtrl = oDialog.getControl(k)
		If k = ToSwitchCB And Not ToSwitchCB = "" Then
			CB_States.Remove k
    		CB_States.Add k, Not CurItemState
			CurCtrl.State = CB_States.Item(k)			
		Else
			CurCtrl.State = CB_States.Item(k)
		End If
	Next k
	oProps.CheckBoxSaveStr = SerDict(CB_States)
End Sub

Sub ResetParamValues()
	Dim a As Integer
	For a = LBound(CurrPars) To UBound(CurrPars)
		CurrPars(a, 1) = ""
	Next a
	ReloadTableFrom2D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471" dlg:height="169" dlg:closeable="true" dlg:moveable="true" dlg:title="Bewerbung erstellen">
  <script:event script:event-name="on-keyup" script:macro-name="vnd.sun.star.script:Standard.Module1.Test?language=Basic&amp;location=application" script:language="Script"/>
  <dlg:bulletinboard>
    <dlg:button dlg:id="Btn_Cancel" dlg:tab-index="2" dlg:left="30" dlg:top="142" dlg:width="46" dlg:height="15" dlg:value="Abbruch">
      <script:event script:event-name="on-performaction" script:macro-name="vnd.sun.star.script:Standard.Main.CancelPressed?language=Basic&amp;location=document" script:language="Script"/>
    </dlg:button>
    <dlg:text dlg:id="Lbl_Template" dlg:tab-index="4" dlg:left="242" dlg:top="8" dlg:width="38" dlg:height="8" dlg:value="Template"/>
    <dlg:menulist dlg:id="ListBox_Templates" dlg:tab-index="0" dlg:left="240"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26" dlg:top="118" dlg:width="59" dlg:height="15" dlg:value="Akzeptieren">
      <script:event script:event-name="on-performaction" script:macro-name="vnd.sun.star.script:Standard.Main.OKPressed?language=Basic&amp;location=document" script:language="Script"/>
    </dlg:button>
    <dlg:radiogroup>
      <dlg:radio dlg:id="Cb_SaveTemplateOnAccept" dlg:tab-index="6" dlg:left="335" dlg:top="91" dlg:width="102" dlg:height="8" dlg:value="Template bei Änderung speichern">
        <script:event script:event-name="on-performaction" script:macro-name="vnd.sun.star.script:Standard.Main.Cb_SaveTemplateOnAccept_Clicked?language=Basic&amp;location=document" script:language="Script"/>
      </dlg:radio>
    </dlg:radiogroup>
    <dlg:button dlg:id="Btn_SaveTemplate" dlg:tab-index="5" dlg:left="335" dlg:top="18" dlg:width="59" dlg:height="15" dlg:value="Template speichern">
      <script:event script:event-name="on-performaction" script:macro-name="vnd.sun.star.script:Standard.Main.SaveCurrentDoc?language=Basic&amp;location=document" script:language="Script"/>
    </dlg:button>
    <dlg:button dlg:id="Btn_CopyTemplate" dlg:tab-index="7" dlg:left="335" dlg:top="43" dlg:width="59" dlg:height="15" dlg:value="Template kopieren">
      <script:event script:event-name="on-performaction" script:macro-name="vnd.sun.star.script:Standard.Main.TemplateCopy?language=Basic&amp;location=document" script:language="Script"/>
    </dlg:button>
    <dlg:button dlg:id="Btn_RemoveTemplate" dlg:tab-index="8" dlg:left="335"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9" dlg:left="94" dlg:top="123" dlg:width="134" dlg:height="8" dlg:value="Template in erzeugtem Ordnernamen speichern">
        <script:event script:event-name="on-performaction" script:macro-name="vnd.sun.star.script:Standard.Main.Cb_TemplateInFolderName_Clicked?language=Basic&amp;location=document" script:language="Script"/>
      </dlg:radio>
    </dlg:radiogroup>
    <dlg:text dlg:id="Lbl_Parameters" dlg:tab-index="3" dlg:left="17" dlg:top="9" dlg:width="38" dlg:height="8" dlg:value="Parameter"/>
    <dlg:table dlg:id="Tbl_Parameter" dlg:tab-index="10" dlg:left="19" dlg:top="21" dlg:width="123" dlg:height="89" dlg:usegridlines="true">
      <script:event script:event-name="on-mouseup" script:macro-name="vnd.sun.star.script:Standard.Main.GridClick?language=Basic&amp;location=document" script:language="Script"/>
    </dlg:table>
    <dlg:button dlg:id="Btn_ParameterAdd" dlg:tab-index="11" dlg:left="147" dlg:top="25" dlg:width="48" dlg:height="15" dlg:value="Hinzufügen">
      <script:event script:event-name="on-performaction" script:macro-name="vnd.sun.star.script:Standard.Main.GridAdd?language=Basic&amp;location=document" script:language="Script"/>
    </dlg:button>
    <dlg:button dlg:id="Btn_ParameterRemove" dlg:tab-index="12" dlg:left="147" dlg:top="44" dlg:width="46" dlg:height="15" dlg:value="Löschen">
      <script:event script:event-name="on-performaction" script:macro-name="vnd.sun.star.script:Standard.Main.GridRemove?language=Basic&amp;location=document" script:language="Script"/>
    </dlg:button>
    <dlg:radiogroup>
      <dlg:radio dlg:id="Cb_ResetParamsIfCancel" dlg:tab-index="14" dlg:left="93" dlg:top="154" dlg:width="136" dlg:height="10" dlg:value="Parametervalues nach Cancel resetten">
        <script:event script:event-name="on-performaction" script:macro-name="vnd.sun.star.script:Standard.Main.Cb_KenzlResetParameter_Clicked?language=Basic&amp;location=document" script:language="Script"/>
      </dlg:radio>
      <dlg:radio dlg:id="Cb_ResetParamsIfAccept" dlg:tab-index="13" dlg:left="93" dlg:top="137" dlg:width="136" dlg:height="12" dlg:value="Parametervalues nach Akzeptieren resetten">
        <script:event script:event-name="on-performaction" script:macro-name="vnd.sun.star.script:Standard.Main.Cb_AkzeptResetParameter_Clicked?language=Basic&amp;location=document" script:language="Script"/>
      </dlg:radio>
    </dlg:radiogroup>
    <dlg:button dlg:id="Btn_Cancel2" dlg:tab-index="15" dlg:left="425" dlg:top="0" dlg:width="46" dlg:height="15" dlg:value="Abbruch">
      <script:event script:event-name="on-performaction" script:macro-name="vnd.sun.star.script:Standard.Main.CancelPressed?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